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9925in" svg:y="3.0173in">
            <draw:object draw:notify-on-update-of-ranges="Sheet1.B16:Sheet1.B16 Sheet1.B17:Sheet1.B26 Sheet1.C16:Sheet1.C16 Sheet1.C17:Sheet1.C26 Sheet1.D16:Sheet1.D16 Sheet1.D17:Sheet1.D26 Sheet1.E16:Sheet1.E16 Sheet1.E17:Sheet1.E26 Sheet1.F16:Sheet1.F16 Sheet1.F17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.Throughput</text:p>
          </table:table-cell>
          <table:table-cell office:value-type="string" calcext:value-type="string">
            <text:p>TotalThroughpu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.Throughput</text:p>
          </table:table-cell>
          <table:table-cell office:value-type="string" calcext:value-type="string">
            <text:p>TotalThroughpu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.Throughput</text:p>
          </table:table-cell>
          <table:table-cell office:value-type="string" calcext:value-type="string">
            <text:p>TotalThroughpu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vg.Throughput</text:p>
          </table:table-cell>
          <table:table-cell office:value-type="string" calcext:value-type="string">
            <text:p>Total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02827" calcext:value-type="float">
            <text:p>2.028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16495" calcext:value-type="float">
            <text:p>2.164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213915" calcext:value-type="float">
            <text:p>2.2139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16034" calcext:value-type="float">
            <text:p>2.16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66125" calcext:value-type="float">
            <text:p>1.1266125</text:p>
          </table:table-cell>
          <table:table-cell office:value-type="float" office:value="2.253225" calcext:value-type="float">
            <text:p>2.2532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19325" calcext:value-type="float">
            <text:p>1.1219325</text:p>
          </table:table-cell>
          <table:table-cell office:value-type="float" office:value="2.243865" calcext:value-type="float">
            <text:p>2.2438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2.25878" calcext:value-type="float">
            <text:p>2.25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87075" calcext:value-type="float">
            <text:p>1.1187075</text:p>
          </table:table-cell>
          <table:table-cell office:value-type="float" office:value="2.237415" calcext:value-type="float">
            <text:p>2.237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4954666667" calcext:value-type="float">
            <text:p>0.7949546667</text:p>
          </table:table-cell>
          <table:table-cell office:value-type="float" office:value="2.384864" calcext:value-type="float">
            <text:p>2.3848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27915" calcext:value-type="float">
            <text:p>0.8527915</text:p>
          </table:table-cell>
          <table:table-cell office:value-type="float" office:value="2.5583745" calcext:value-type="float">
            <text:p>2.5583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3387333333" calcext:value-type="float">
            <text:p>0.8533873333</text:p>
          </table:table-cell>
          <table:table-cell office:value-type="float" office:value="2.560162" calcext:value-type="float">
            <text:p>2.5601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0036" calcext:value-type="float">
            <text:p>0.850036</text:p>
          </table:table-cell>
          <table:table-cell office:value-type="float" office:value="2.550108" calcext:value-type="float">
            <text:p>2.550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784875" calcext:value-type="float">
            <text:p>0.658784875</text:p>
          </table:table-cell>
          <table:table-cell office:value-type="float" office:value="2.6351395" calcext:value-type="float">
            <text:p>2.63513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59176875" calcext:value-type="float">
            <text:p>0.659176875</text:p>
          </table:table-cell>
          <table:table-cell office:value-type="float" office:value="2.6367075" calcext:value-type="float">
            <text:p>2.6367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72302" calcext:value-type="float">
            <text:p>0.672302</text:p>
          </table:table-cell>
          <table:table-cell office:value-type="float" office:value="2.689208" calcext:value-type="float">
            <text:p>2.6892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53310625" calcext:value-type="float">
            <text:p>0.653310625</text:p>
          </table:table-cell>
          <table:table-cell office:value-type="float" office:value="2.6132425" calcext:value-type="float">
            <text:p>2.6132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78343" calcext:value-type="float">
            <text:p>0.5278343</text:p>
          </table:table-cell>
          <table:table-cell office:value-type="float" office:value="2.6391715" calcext:value-type="float">
            <text:p>2.63917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53437" calcext:value-type="float">
            <text:p>0.5353437</text:p>
          </table:table-cell>
          <table:table-cell office:value-type="float" office:value="2.6767185" calcext:value-type="float">
            <text:p>2.6767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27213" calcext:value-type="float">
            <text:p>0.5327213</text:p>
          </table:table-cell>
          <table:table-cell office:value-type="float" office:value="2.6636065" calcext:value-type="float">
            <text:p>2.66360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38686" calcext:value-type="float">
            <text:p>0.5338686</text:p>
          </table:table-cell>
          <table:table-cell office:value-type="float" office:value="2.669343" calcext:value-type="float">
            <text:p>2.669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6563923333" calcext:value-type="float">
            <text:p>0.4465639233</text:p>
          </table:table-cell>
          <table:table-cell office:value-type="float" office:value="2.67938354" calcext:value-type="float">
            <text:p>2.679383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45880916667" calcext:value-type="float">
            <text:p>0.4458809167</text:p>
          </table:table-cell>
          <table:table-cell office:value-type="float" office:value="2.6752855" calcext:value-type="float">
            <text:p>2.6752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48353166667" calcext:value-type="float">
            <text:p>0.4483531667</text:p>
          </table:table-cell>
          <table:table-cell office:value-type="float" office:value="2.690119" calcext:value-type="float">
            <text:p>2.6901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42059666667" calcext:value-type="float">
            <text:p>0.4420596667</text:p>
          </table:table-cell>
          <table:table-cell office:value-type="float" office:value="2.652358" calcext:value-type="float">
            <text:p>2.652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3726357143" calcext:value-type="float">
            <text:p>0.3837263571</text:p>
          </table:table-cell>
          <table:table-cell office:value-type="float" office:value="2.6860845" calcext:value-type="float">
            <text:p>2.68608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81035571429" calcext:value-type="float">
            <text:p>0.3810355714</text:p>
          </table:table-cell>
          <table:table-cell office:value-type="float" office:value="2.667249" calcext:value-type="float">
            <text:p>2.6672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82998428571" calcext:value-type="float">
            <text:p>0.3829984286</text:p>
          </table:table-cell>
          <table:table-cell office:value-type="float" office:value="2.680989" calcext:value-type="float">
            <text:p>2.6809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9038" calcext:value-type="float">
            <text:p>0.399038</text:p>
          </table:table-cell>
          <table:table-cell office:value-type="float" office:value="2.793266" calcext:value-type="float">
            <text:p>2.7932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01290625" calcext:value-type="float">
            <text:p>0.3401290625</text:p>
          </table:table-cell>
          <table:table-cell office:value-type="float" office:value="2.7210325" calcext:value-type="float">
            <text:p>2.7210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34048078125" calcext:value-type="float">
            <text:p>0.3340480781</text:p>
          </table:table-cell>
          <table:table-cell office:value-type="float" office:value="2.672384625" calcext:value-type="float">
            <text:p>2.672384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3757659375" calcext:value-type="float">
            <text:p>0.3375765938</text:p>
          </table:table-cell>
          <table:table-cell office:value-type="float" office:value="2.70061275" calcext:value-type="float">
            <text:p>2.700612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436584375" calcext:value-type="float">
            <text:p>0.3436584375</text:p>
          </table:table-cell>
          <table:table-cell office:value-type="float" office:value="2.7492675" calcext:value-type="float">
            <text:p>2.74926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9746762222" calcext:value-type="float">
            <text:p>0.2997467622</text:p>
          </table:table-cell>
          <table:table-cell office:value-type="float" office:value="2.69772086" calcext:value-type="float">
            <text:p>2.69772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99965055556" calcext:value-type="float">
            <text:p>0.2999650556</text:p>
          </table:table-cell>
          <table:table-cell office:value-type="float" office:value="2.6996855" calcext:value-type="float">
            <text:p>2.69968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99144333333" calcext:value-type="float">
            <text:p>0.2991443333</text:p>
          </table:table-cell>
          <table:table-cell office:value-type="float" office:value="2.692299" calcext:value-type="float">
            <text:p>2.6922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00632777778" calcext:value-type="float">
            <text:p>0.3006327778</text:p>
          </table:table-cell>
          <table:table-cell office:value-type="float" office:value="2.705695" calcext:value-type="float">
            <text:p>2.705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9826955" calcext:value-type="float">
            <text:p>0.2699826955</text:p>
          </table:table-cell>
          <table:table-cell office:value-type="float" office:value="2.699826955" calcext:value-type="float">
            <text:p>2.6998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6443145" calcext:value-type="float">
            <text:p>0.276443145</text:p>
          </table:table-cell>
          <table:table-cell office:value-type="float" office:value="2.76443145" calcext:value-type="float">
            <text:p>2.764431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6749485" calcext:value-type="float">
            <text:p>0.26749485</text:p>
          </table:table-cell>
          <table:table-cell office:value-type="float" office:value="2.6749485" calcext:value-type="float">
            <text:p>2.674948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0017296" calcext:value-type="float">
            <text:p>0.270017296</text:p>
          </table:table-cell>
          <table:table-cell office:value-type="float" office:value="2.70017296" calcext:value-type="float">
            <text:p>2.7001729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yload 100</text:p>
          </table:table-cell>
          <table:table-cell table:number-columns-repeated="3"/>
          <table:table-cell office:value-type="string" calcext:value-type="string">
            <text:p>Payload 500</text:p>
          </table:table-cell>
          <table:table-cell table:number-columns-repeated="3"/>
          <table:table-cell office:value-type="string" calcext:value-type="string">
            <text:p>Payload 1000</text:p>
          </table:table-cell>
          <table:table-cell table:number-columns-repeated="3"/>
          <table:table-cell office:value-type="string" calcext:value-type="string">
            <text:p>Payload 140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100 bytes</text:p>
          </table:table-cell>
          <table:table-cell office:value-type="string" calcext:value-type="string">
            <text:p>500 bytes</text:p>
          </table:table-cell>
          <table:table-cell office:value-type="string" calcext:value-type="string">
            <text:p>1000 bytes</text:p>
          </table:table-cell>
          <table:table-cell office:value-type="string" calcext:value-type="string">
            <text:p>1400 byt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02827" calcext:value-type="float">
            <text:p>2.02827</text:p>
          </table:table-cell>
          <table:table-cell office:value-type="float" office:value="2.16495" calcext:value-type="float">
            <text:p>2.16495</text:p>
          </table:table-cell>
          <table:table-cell office:value-type="float" office:value="2.213915" calcext:value-type="float">
            <text:p>2.213915</text:p>
          </table:table-cell>
          <table:table-cell office:value-type="float" office:value="2.16034" calcext:value-type="float">
            <text:p>2.160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266125" calcext:value-type="float">
            <text:p>1.1266125</text:p>
          </table:table-cell>
          <table:table-cell office:value-type="float" office:value="1.1219325" calcext:value-type="float">
            <text:p>1.1219325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1.1187075" calcext:value-type="float">
            <text:p>1.11870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94954666667" calcext:value-type="float">
            <text:p>0.7949546667</text:p>
          </table:table-cell>
          <table:table-cell office:value-type="float" office:value="0.8527915" calcext:value-type="float">
            <text:p>0.8527915</text:p>
          </table:table-cell>
          <table:table-cell office:value-type="float" office:value="0.853387333333" calcext:value-type="float">
            <text:p>0.8533873333</text:p>
          </table:table-cell>
          <table:table-cell office:value-type="float" office:value="0.850036" calcext:value-type="float">
            <text:p>0.8500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8784875" calcext:value-type="float">
            <text:p>0.658784875</text:p>
          </table:table-cell>
          <table:table-cell office:value-type="float" office:value="0.659176875" calcext:value-type="float">
            <text:p>0.659176875</text:p>
          </table:table-cell>
          <table:table-cell office:value-type="float" office:value="0.672302" calcext:value-type="float">
            <text:p>0.672302</text:p>
          </table:table-cell>
          <table:table-cell office:value-type="float" office:value="0.653310625" calcext:value-type="float">
            <text:p>0.653310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278343" calcext:value-type="float">
            <text:p>0.5278343</text:p>
          </table:table-cell>
          <table:table-cell office:value-type="float" office:value="0.5353437" calcext:value-type="float">
            <text:p>0.5353437</text:p>
          </table:table-cell>
          <table:table-cell office:value-type="float" office:value="0.5327213" calcext:value-type="float">
            <text:p>0.5327213</text:p>
          </table:table-cell>
          <table:table-cell office:value-type="float" office:value="0.5338686" calcext:value-type="float">
            <text:p>0.53386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46563923333" calcext:value-type="float">
            <text:p>0.4465639233</text:p>
          </table:table-cell>
          <table:table-cell office:value-type="float" office:value="0.445880916667" calcext:value-type="float">
            <text:p>0.4458809167</text:p>
          </table:table-cell>
          <table:table-cell office:value-type="float" office:value="0.448353166667" calcext:value-type="float">
            <text:p>0.4483531667</text:p>
          </table:table-cell>
          <table:table-cell office:value-type="float" office:value="0.442059666667" calcext:value-type="float">
            <text:p>0.44205966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383726357143" calcext:value-type="float">
            <text:p>0.3837263571</text:p>
          </table:table-cell>
          <table:table-cell office:value-type="float" office:value="0.381035571429" calcext:value-type="float">
            <text:p>0.3810355714</text:p>
          </table:table-cell>
          <table:table-cell office:value-type="float" office:value="0.382998428571" calcext:value-type="float">
            <text:p>0.3829984286</text:p>
          </table:table-cell>
          <table:table-cell office:value-type="float" office:value="0.399038" calcext:value-type="float">
            <text:p>0.3990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3401290625" calcext:value-type="float">
            <text:p>0.3401290625</text:p>
          </table:table-cell>
          <table:table-cell office:value-type="float" office:value="0.334048078125" calcext:value-type="float">
            <text:p>0.3340480781</text:p>
          </table:table-cell>
          <table:table-cell office:value-type="float" office:value="0.33757659375" calcext:value-type="float">
            <text:p>0.3375765938</text:p>
          </table:table-cell>
          <table:table-cell office:value-type="float" office:value="0.3436584375" calcext:value-type="float">
            <text:p>0.34365843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99746762222" calcext:value-type="float">
            <text:p>0.2997467622</text:p>
          </table:table-cell>
          <table:table-cell office:value-type="float" office:value="0.299965055556" calcext:value-type="float">
            <text:p>0.2999650556</text:p>
          </table:table-cell>
          <table:table-cell office:value-type="float" office:value="0.299144333333" calcext:value-type="float">
            <text:p>0.2991443333</text:p>
          </table:table-cell>
          <table:table-cell office:value-type="float" office:value="0.300632777778" calcext:value-type="float">
            <text:p>0.30063277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99826955" calcext:value-type="float">
            <text:p>0.2699826955</text:p>
          </table:table-cell>
          <table:table-cell office:value-type="float" office:value="0.276443145" calcext:value-type="float">
            <text:p>0.276443145</text:p>
          </table:table-cell>
          <table:table-cell office:value-type="float" office:value="0.26749485" calcext:value-type="float">
            <text:p>0.26749485</text:p>
          </table:table-cell>
          <table:table-cell office:value-type="float" office:value="0.270017296" calcext:value-type="float">
            <text:p>0.27001729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3:34:35.687061151</meta:creation-date>
    <dc:date>2016-05-01T00:11:49.309249128</dc:date>
    <meta:editing-duration>PT22M3S</meta:editing-duration>
    <meta:editing-cycles>1</meta:editing-cycles>
    <meta:document-statistic meta:table-count="1" meta:cell-count="19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11cm" svg:y="3.33cm" style:legend-expansion="high" chart:style-name="ch2"/>
        <chart:plot-area chart:style-name="ch3" table:cell-range-address="Sheet1.B16:Sheet1.F26" chart:data-source-has-labels="both" svg:x="1.35cm" svg:y="0.18cm" svg:width="11.741cm" svg:height="7.64cm">
          <chartooo:coordinate-region svg:x="2.13cm" svg:y="0.41cm" svg:width="10.961cm" svg:height="6.701cm"/>
          <chart:axis chart:dimension="x" chart:name="primary-x" chart:style-name="ch4" chartooo:axis-type="auto">
            <chartooo:date-scale/>
            <chart:title svg:x="5.893cm" svg:y="8.001cm" chart:style-name="ch5">
              <text:p>Number of nodes</text:p>
            </chart:title>
            <chart:categories table:cell-range-address="Sheet1.B17:Sheet1.B26"/>
          </chart:axis>
          <chart:axis chart:dimension="y" chart:name="primary-y" chart:style-name="ch6">
            <chart:title svg:x="0.451cm" svg:y="6.033cm" chart:style-name="ch7">
              <text:p>Average throughput (Mbps)</text:p>
            </chart:title>
            <chart:grid chart:style-name="ch8" chart:class="major"/>
          </chart:axis>
          <chart:series chart:style-name="ch9" chart:values-cell-range-address="Sheet1.C17:Sheet1.C26" chart:label-cell-address="Sheet1.C16:Sheet1.C16" chart:class="chart:bar">
            <chart:data-point chart:repeated="10"/>
          </chart:series>
          <chart:series chart:style-name="ch10" chart:values-cell-range-address="Sheet1.D17:Sheet1.D26" chart:label-cell-address="Sheet1.D16:Sheet1.D16" chart:class="chart:bar">
            <chart:data-point chart:repeated="10"/>
          </chart:series>
          <chart:series chart:style-name="ch11" chart:values-cell-range-address="Sheet1.E17:Sheet1.E26" chart:label-cell-address="Sheet1.E16:Sheet1.E16" chart:class="chart:bar">
            <chart:data-point chart:repeated="10"/>
          </chart:series>
          <chart:series chart:style-name="ch12" chart:values-cell-range-address="Sheet1.F17:Sheet1.F26" chart:label-cell-address="Sheet1.F16:Sheet1.F16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bytes</text:p>
                <draw:g>
                  <svg:desc>Sheet1.C16:Sheet1.C16</svg:desc>
                </draw:g>
              </table:table-cell>
              <table:table-cell office:value-type="string">
                <text:p>500 bytes</text:p>
                <draw:g>
                  <svg:desc>Sheet1.D16:Sheet1.D16</svg:desc>
                </draw:g>
              </table:table-cell>
              <table:table-cell office:value-type="string">
                <text:p>1000 bytes</text:p>
                <draw:g>
                  <svg:desc>Sheet1.E16:Sheet1.E16</svg:desc>
                </draw:g>
              </table:table-cell>
              <table:table-cell office:value-type="string">
                <text:p>1400 bytes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7:Sheet1.B26</svg:desc>
                </draw:g>
              </table:table-cell>
              <table:table-cell office:value-type="float" office:value="2.02827">
                <text:p>2.02827</text:p>
                <draw:g>
                  <svg:desc>Sheet1.C17:Sheet1.C26</svg:desc>
                </draw:g>
              </table:table-cell>
              <table:table-cell office:value-type="float" office:value="2.16495">
                <text:p>2.16495</text:p>
                <draw:g>
                  <svg:desc>Sheet1.D17:Sheet1.D26</svg:desc>
                </draw:g>
              </table:table-cell>
              <table:table-cell office:value-type="float" office:value="2.213915">
                <text:p>2.213915</text:p>
                <draw:g>
                  <svg:desc>Sheet1.E17:Sheet1.E26</svg:desc>
                </draw:g>
              </table:table-cell>
              <table:table-cell office:value-type="float" office:value="2.16034">
                <text:p>2.16034</text:p>
                <draw:g>
                  <svg:desc>Sheet1.F17:Sheet1.F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266125">
                <text:p>1.1266125</text:p>
              </table:table-cell>
              <table:table-cell office:value-type="float" office:value="1.1219325">
                <text:p>1.1219325</text:p>
              </table:table-cell>
              <table:table-cell office:value-type="float" office:value="1.12939">
                <text:p>1.12939</text:p>
              </table:table-cell>
              <table:table-cell office:value-type="float" office:value="1.1187075">
                <text:p>1.11870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94954666667">
                <text:p>0.794954666667</text:p>
              </table:table-cell>
              <table:table-cell office:value-type="float" office:value="0.8527915">
                <text:p>0.8527915</text:p>
              </table:table-cell>
              <table:table-cell office:value-type="float" office:value="0.853387333333">
                <text:p>0.853387333333</text:p>
              </table:table-cell>
              <table:table-cell office:value-type="float" office:value="0.850036">
                <text:p>0.8500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8784875">
                <text:p>0.658784875</text:p>
              </table:table-cell>
              <table:table-cell office:value-type="float" office:value="0.659176875">
                <text:p>0.659176875</text:p>
              </table:table-cell>
              <table:table-cell office:value-type="float" office:value="0.672302">
                <text:p>0.672302</text:p>
              </table:table-cell>
              <table:table-cell office:value-type="float" office:value="0.653310625">
                <text:p>0.6533106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278343">
                <text:p>0.5278343</text:p>
              </table:table-cell>
              <table:table-cell office:value-type="float" office:value="0.5353437">
                <text:p>0.5353437</text:p>
              </table:table-cell>
              <table:table-cell office:value-type="float" office:value="0.5327213">
                <text:p>0.5327213</text:p>
              </table:table-cell>
              <table:table-cell office:value-type="float" office:value="0.5338686">
                <text:p>0.53386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46563923333">
                <text:p>0.446563923333</text:p>
              </table:table-cell>
              <table:table-cell office:value-type="float" office:value="0.445880916667">
                <text:p>0.445880916667</text:p>
              </table:table-cell>
              <table:table-cell office:value-type="float" office:value="0.448353166667">
                <text:p>0.448353166667</text:p>
              </table:table-cell>
              <table:table-cell office:value-type="float" office:value="0.442059666667">
                <text:p>0.442059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83726357143">
                <text:p>0.383726357143</text:p>
              </table:table-cell>
              <table:table-cell office:value-type="float" office:value="0.381035571429">
                <text:p>0.381035571429</text:p>
              </table:table-cell>
              <table:table-cell office:value-type="float" office:value="0.382998428571">
                <text:p>0.382998428571</text:p>
              </table:table-cell>
              <table:table-cell office:value-type="float" office:value="0.399038">
                <text:p>0.3990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401290625">
                <text:p>0.3401290625</text:p>
              </table:table-cell>
              <table:table-cell office:value-type="float" office:value="0.334048078125">
                <text:p>0.334048078125</text:p>
              </table:table-cell>
              <table:table-cell office:value-type="float" office:value="0.33757659375">
                <text:p>0.33757659375</text:p>
              </table:table-cell>
              <table:table-cell office:value-type="float" office:value="0.3436584375">
                <text:p>0.34365843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99746762222">
                <text:p>0.299746762222</text:p>
              </table:table-cell>
              <table:table-cell office:value-type="float" office:value="0.299965055556">
                <text:p>0.299965055556</text:p>
              </table:table-cell>
              <table:table-cell office:value-type="float" office:value="0.299144333333">
                <text:p>0.299144333333</text:p>
              </table:table-cell>
              <table:table-cell office:value-type="float" office:value="0.300632777778">
                <text:p>0.300632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99826955">
                <text:p>0.2699826955</text:p>
              </table:table-cell>
              <table:table-cell office:value-type="float" office:value="0.276443145">
                <text:p>0.276443145</text:p>
              </table:table-cell>
              <table:table-cell office:value-type="float" office:value="0.26749485">
                <text:p>0.26749485</text:p>
              </table:table-cell>
              <table:table-cell office:value-type="float" office:value="0.270017296">
                <text:p>0.270017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